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1, 2009, 21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Node: most tests work again; PDB error: top: no field with this name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makeNode should return ADT instead of node?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Node: do we allow subscripts of ADTs?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6"/>
          <table:table-cell office:value-type="string">
            <text:p>test fails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Constructor parsetree overloaded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No field exists with this name: top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No field exists with this name: top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2/01/2009</text:date>, <text:time>21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01T21:56:00</dc:date>
    <meta:editing-cycles>158</meta:editing-cycles>
    <meta:editing-duration>PT247H38M45S</meta:editing-duration>
    <meta:document-statistic meta:table-count="9" meta:cell-count="1267" meta:object-count="0"/>
    <meta:user-defined meta:name="Info 1"/>
    <meta:user-defined meta:name="Info 2"/>
    <meta:user-defined meta:name="Info 3"/>
    <meta:user-defined meta:name="Info 4"/>
  </office:meta>
</office:document-meta>
</file>